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5D44A91D3CD35159.png" manifest:media-type="image/png"/>
  <manifest:file-entry manifest:full-path="Pictures/10000200000000AB000000AB81B52B4F71113D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3e0f"/>
    </style:style>
    <style:style style:name="P2" style:family="paragraph" style:parent-style-name="Standard">
      <style:paragraph-properties fo:text-align="start" style:justify-single-word="false"/>
      <style:text-properties officeooo:paragraph-rsid="001a3e0f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3e0f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a3e0f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5609879236020936295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04651222263193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204650457935920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204651524254985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204650571411807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204650020897094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204651659323498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204651185851004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204650650627295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204650845556225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204651929197625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204651779961804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380706053593388448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04649990573489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204650968465308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204651195603523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1B52B4F71113DFC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0:46:49.76932409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1:18.086029393</meta:creation-date>
    <meta:editing-duration>PT1M2S</meta:editing-duration>
    <meta:editing-cycles>4</meta:editing-cycles>
    <meta:generator>LibreOffice/5.0.6.2$Linux_X86_64 LibreOffice_project/00$Build-2</meta:generator>
    <dc:date>2016-08-29T20:46:49.729176861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